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T1" style:family="text">
      <style:text-properties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:</text:span>rdsrgdrgre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9:32:09</meta:creation-date>
    <dc:date>2015-01-30T19:33:3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3.5$Linux_X86_64 LibreOffice_project/350m1$Build-2</meta:generator>
  </office:meta>
</office:document-meta>
</file>